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4c001" officeooo:paragraph-rsid="0004c001"/>
    </style:style>
    <style:style style:name="P2" style:family="paragraph" style:parent-style-name="Standard">
      <style:text-properties style:font-name="Liberation Serif" officeooo:rsid="0004c001" officeooo:paragraph-rsid="0006824f"/>
    </style:style>
    <style:style style:name="P3" style:family="paragraph" style:parent-style-name="Standard">
      <style:text-properties style:font-name="Liberation Serif" officeooo:rsid="0004c001" officeooo:paragraph-rsid="0008249d"/>
    </style:style>
    <style:style style:name="P4" style:family="paragraph" style:parent-style-name="Standard">
      <style:text-properties style:font-name="Liberation Serif" fo:font-weight="normal" style:font-weight-asian="normal" style:font-weight-complex="normal"/>
    </style:style>
    <style:style style:name="P5" style:family="paragraph" style:parent-style-name="Standard">
      <style:text-properties style:font-name="Liberation Serif" fo:font-weight="normal" officeooo:rsid="0004c001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04c001" officeooo:paragraph-rsid="0006824f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04c001" officeooo:paragraph-rsid="0008249d" style:font-weight-asian="normal" style:font-weight-complex="normal"/>
    </style:style>
    <style:style style:name="P8" style:family="paragraph" style:parent-style-name="Standard">
      <style:text-properties style:font-name="Liberation Serif" fo:font-weight="normal" officeooo:rsid="0006824f" officeooo:paragraph-rsid="0006824f" style:font-weight-asian="normal" style:font-weight-complex="normal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normal" officeooo:paragraph-rsid="0006824f" style:font-weight-asian="normal" style:font-weight-complex="normal"/>
    </style:style>
    <style:style style:name="P11" style:family="paragraph" style:parent-style-name="Standard">
      <style:text-properties officeooo:paragraph-rsid="0008249d"/>
    </style:style>
    <style:style style:name="P12" style:family="paragraph" style:parent-style-name="Heading_20_1">
      <style:text-properties style:font-name="Liberation Serif" officeooo:rsid="0004c001" officeooo:paragraph-rsid="0006824f"/>
    </style:style>
    <style:style style:name="P13" style:family="paragraph" style:parent-style-name="Heading_20_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4" style:family="paragraph" style:parent-style-name="Heading_20_1">
      <style:text-properties style:font-name="Liberation Serif" fo:font-size="12pt" fo:font-weight="normal" officeooo:paragraph-rsid="0004c001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text-properties style:font-name="Liberation Serif" officeooo:rsid="0004c001" officeooo:paragraph-rsid="0008249d"/>
    </style:style>
    <style:style style:name="T1" style:family="text">
      <style:text-properties style:text-position="33% 80%" style:font-name="Liberation Serif" fo:font-weight="normal" style:font-weight-asian="normal" style:font-weight-complex="normal"/>
    </style:style>
    <style:style style:name="T2" style:family="text">
      <style:text-properties style:text-position="33% 80%" style:font-name="Liberation Serif" fo:font-weight="normal" officeooo:rsid="0004c001" style:font-weight-asian="normal" style:font-weight-complex="normal"/>
    </style:style>
    <style:style style:name="T3" style:family="text">
      <style:text-properties style:text-position="33% 80%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text-position="33% 80%" fo:font-size="12pt" fo:font-weight="normal" officeooo:rsid="0008249d" style:font-size-asian="12pt" style:font-weight-asian="normal" style:font-size-complex="12pt" style:font-weight-complex="normal"/>
    </style:style>
    <style:style style:name="T5" style:family="text">
      <style:text-properties officeooo:rsid="0004c001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4c001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weight="normal" officeooo:rsid="0004c001" style:font-weight-asian="normal" style:font-weight-complex="normal"/>
    </style:style>
    <style:style style:name="T10" style:family="text">
      <style:text-properties officeooo:rsid="0006824f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06824f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08249d" style:font-size-asian="12pt" style:font-weight-asian="normal" style:font-size-complex="12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6824f" style:font-weight-asian="normal" style:font-weight-complex="normal"/>
    </style:style>
    <style:style style:name="T17" style:family="text">
      <style:text-properties fo:font-weight="normal" officeooo:rsid="0008249d" style:font-weight-asian="normal" style:font-weight-complex="normal"/>
    </style:style>
    <style:style style:name="T18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text-position="0% 100%" fo:font-size="12pt" fo:font-weight="normal" officeooo:rsid="0006824f" style:font-size-asian="12pt" style:font-weight-asian="normal" style:font-size-complex="12pt" style:font-weight-complex="normal"/>
    </style:style>
    <style:style style:name="T20" style:family="text">
      <style:text-properties style:text-position="0% 100%" fo:font-size="12pt" fo:font-weight="normal" officeooo:rsid="0008249d" style:font-size-asian="12pt" style:font-weight-asian="normal" style:font-size-complex="12pt" style:font-weight-complex="normal"/>
    </style:style>
    <style:style style:name="T21" style:family="text">
      <style:text-properties style:text-position="0% 100%" style:font-name="Liberation Serif" fo:font-size="12pt" fo:font-weight="normal" officeooo:rsid="0008249d" style:font-size-asian="12pt" style:font-weight-asian="normal" style:font-size-complex="12pt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/>
      <text:h text:style-name="P14" text:outline-level="1">-<text:span text:style-name="T5">Server Motherboard</text:span></text:h>
      <text:h text:style-name="P14" text:outline-level="1"><text:bookmark text:name="grpDescrip_h"/><text:bookmark text:name="grpDescrip_13-182-967"/>-SUPERMICRO MBD-X10DAL-I-O ATX Server Motherboard Dual LGA 2011-3 Intel C612 </text:h>
      <text:p text:style-name="P4"/>
      <text:p text:style-name="Standard"><text:span text:style-name="T8">-$</text:span><text:span text:style-name="Strong_20_Emphasis"><text:span text:style-name="T8">309</text:span></text:span><text:span text:style-name="T1">.99</text:span><text:span text:style-name="T8">  </text:span></text:p>
      <text:p text:style-name="P4"/>
      <text:p text:style-name="P9"><text:span text:style-name="T6">- </text:span><text:span text:style-name="T7">(website) newegg</text:span></text:p>
      <text:p text:style-name="P5"/>
      <text:p text:style-name="P5">- (provider) newegg</text:p>
      <text:p text:style-name="P5"/>
      <text:p text:style-name="P5">-Server Ram</text:p>
      <text:p text:style-name="P5"/>
      <text:p text:style-name="Standard"><text:span text:style-name="T9">-</text:span><text:a xlink:type="simple" xlink:href="https://www.newegg.com/supermicro-32gb-288-pin-ddr4-sdram/p/1X5-003W-00002" text:style-name="Internet_20_link" text:visited-style-name="Visited_20_Internet_20_Link"><text:span text:style-name="T9">Supermicro (M393A4K40CB1-CRC) 32GB SDRAM ECC Registered DDR4 2400 (PC4 19200) Server Memory Model MEM-DR432L-SL02-ER24</text:span></text:a><text:span text:style-name="T9"> </text:span></text:p>
      <text:p text:style-name="P5"/>
      <text:p text:style-name="Standard"><text:span text:style-name="T9">-$</text:span><text:span text:style-name="Strong_20_Emphasis"><text:span text:style-name="T9">159</text:span></text:span><text:span text:style-name="T2">.99</text:span><text:span text:style-name="T9"> </text:span></text:p>
      <text:p text:style-name="P9"><text:span text:style-name="T7"/></text:p>
      <text:p text:style-name="P10"><text:span text:style-name="T7">- (website) newegg</text:span></text:p>
      <text:p text:style-name="P10"><text:span text:style-name="T7"/></text:p>
      <text:p text:style-name="P6">- (provider) <text:span text:style-name="T10">supermicr</text:span></text:p>
      <text:p text:style-name="P6"/>
      <text:p text:style-name="P6">-<text:span text:style-name="T10">Server fan</text:span></text:p>
      <text:p text:style-name="P6"/>
      <text:p text:style-name="P10"><text:span text:style-name="T7">-</text:span><text:bookmark text:name="grpDescrip_h1"/><text:bookmark text:name="grpDescrip_13K-000M-00007"/>Fan-0065L4 1U 40X40X28 Mm 4Pin Pwm Fan For Sc813Mf/ Sc113M Chassis </text:p>
      <text:section text:style-name="Sect1" text:name="landingpage-promo">
        <text:p text:style-name="P15"/>
      </text:section>
      <text:p text:style-name="Text_20_body"><text:bookmark text:name="hrefWriteFristReview_Des_13K-000M-00007"/><text:span text:style-name="T15">-</text:span><text:span text:style-name="T16">$</text:span><text:span text:style-name="Strong_20_Emphasis"><text:span text:style-name="T15">15.94</text:span></text:span></text:p>
      <text:p text:style-name="P6">- (website) newegg</text:p>
      <text:p text:style-name="P6"/>
      <text:p text:style-name="P6">- (provider) <text:span text:style-name="T10">supermicr</text:span></text:p>
      <text:p text:style-name="P6"/>
      <text:p text:style-name="P8">-Server CPU</text:p>
      <text:p text:style-name="P6"/>
      <text:p text:style-name="P6"><text:bookmark text:name="primaryProductName"/>-<text:span text:style-name="T11">Intel Xeon Gold 6126 / 2.6 GHz processor</text:span></text:p>
      <text:p text:style-name="P6"><text:span text:style-name="T11"/></text:p>
      <text:p text:style-name="P6"><text:span text:style-name="T11">-</text:span><text:span text:style-name="T12">$1634</text:span></text:p>
      <text:p text:style-name="P6"><text:span text:style-name="T11"/></text:p>
      <text:p text:style-name="P6"><text:span text:style-name="T11">- (website) </text:span><text:span text:style-name="T12">CDW</text:span></text:p>
      <text:p text:style-name="P6"/>
      <text:p text:style-name="P6">- (provider) <text:span text:style-name="T10">Hewledd</text:span></text:p>
      <text:p text:style-name="P6"/>
      <text:p text:style-name="P6">-<text:span text:style-name="T10">Server Power Supply</text:span></text:p>
      <text:p text:style-name="P6"><text:soft-page-break/></text:p>
      <text:p text:style-name="P7"><text:bookmark text:name="grpDescrip_h2"/><text:bookmark text:name="grpDescrip_"/>-<text:span text:style-name="T11">SeaSonic SS-500L1U 500W Single Server Power Supply - 80PLUS Gold - OEM </text:span></text:p>
      <text:p text:style-name="P3"><text:span text:style-name="Strong_20_Emphasis"><text:span text:style-name="T13"/></text:span></text:p>
      <text:p text:style-name="P3"><text:span text:style-name="Strong_20_Emphasis"><text:span text:style-name="T15">$99.99</text:span></text:span></text:p>
      <text:p text:style-name="P2"><text:span text:style-name="Strong_20_Emphasis"><text:span text:style-name="T15"/></text:span></text:p>
      <text:p text:style-name="P2"><text:span text:style-name="Strong_20_Emphasis"><text:span text:style-name="T15">- (website) newegg</text:span></text:span></text:p>
      <text:p text:style-name="P2"><text:span text:style-name="Strong_20_Emphasis"><text:span text:style-name="T15"/></text:span></text:p>
      <text:p text:style-name="P2"><text:span text:style-name="Strong_20_Emphasis"><text:span text:style-name="T15">-(provider) </text:span></text:span><text:span text:style-name="Strong_20_Emphasis"><text:span text:style-name="T16">Seasonic</text:span></text:span></text:p>
      <text:p text:style-name="P2"><text:span text:style-name="Strong_20_Emphasis"><text:span text:style-name="T15"/></text:span></text:p>
      <text:p text:style-name="P2"><text:span text:style-name="Strong_20_Emphasis"><text:span text:style-name="T15">-</text:span></text:span><text:span text:style-name="Strong_20_Emphasis"><text:span text:style-name="T17">Server Case</text:span></text:span></text:p>
      <text:h text:style-name="P12" text:outline-level="1"><text:bookmark text:name="grpDescrip_h3"/><text:bookmark text:name="grpDescrip_11-147-263"/><text:span text:style-name="Strong_20_Emphasis"><text:span text:style-name="T13">-Rosewill RSV-R4100 - 4U Rackmount Server Case / Chassis - 8 Internal Bays, 2 Included Cooling Fans </text:span></text:span></text:h>
      <text:p text:style-name="P16"><text:span text:style-name="Strong_20_Emphasis"><text:span text:style-name="T14">-</text:span></text:span><text:span text:style-name="Strong_20_Emphasis"><text:span text:style-name="T13">$79</text:span></text:span><text:span text:style-name="Strong_20_Emphasis"><text:span text:style-name="T3">.99</text:span></text:span></text:p>
      <text:p text:style-name="P3"><text:span text:style-name="Strong_20_Emphasis"><text:span text:style-name="T18">- (website) newegg</text:span></text:span></text:p>
      <text:p text:style-name="P3"><text:span text:style-name="Strong_20_Emphasis"><text:span text:style-name="T18"/></text:span></text:p>
      <text:p text:style-name="P3"><text:span text:style-name="Strong_20_Emphasis"><text:span text:style-name="T18">-(provider) </text:span></text:span><text:span text:style-name="Strong_20_Emphasis"><text:span text:style-name="T20">Rosewill</text:span></text:span></text:p>
      <text:p text:style-name="P3"><text:span text:style-name="Strong_20_Emphasis"><text:span text:style-name="T20"/></text:span></text:p>
      <text:p text:style-name="P3"><text:span text:style-name="Strong_20_Emphasis"><text:span text:style-name="T20">-Server Storage</text:span></text:span></text:p>
      <text:p text:style-name="P3"><text:span text:style-name="Strong_20_Emphasis"><text:span text:style-name="T20"/></text:span></text:p>
      <text:p text:style-name="P11"><text:span text:style-name="Strong_20_Emphasis"><text:span text:style-name="T21">-</text:span></text:span><text:span text:style-name="Strong_20_Emphasis"><text:span text:style-name="T20">HPE 873359-B21 400GB SAS-12Gbps Mixed USE SFF 2.5inch SC Hot-Swap Solid State Drive</text:span></text:span></text:p>
      <text:p text:style-name="P11"><text:span text:style-name="Strong_20_Emphasis"><text:span text:style-name="T20"/></text:span></text:p>
      <text:p text:style-name="P11"><text:span text:style-name="Strong_20_Emphasis"><text:span text:style-name="T20">-$600.00</text:span></text:span></text:p>
      <text:p text:style-name="P3"><text:span text:style-name="Strong_20_Emphasis"><text:span text:style-name="T20"/></text:span></text:p>
      <text:p text:style-name="P3"><text:span text:style-name="Strong_20_Emphasis"><text:span text:style-name="T18">- (website) </text:span></text:span><text:span text:style-name="Strong_20_Emphasis"><text:span text:style-name="T20">storagpartsdirect.com</text:span></text:span></text:p>
      <text:p text:style-name="P3"><text:span text:style-name="Strong_20_Emphasis"><text:span text:style-name="T20"/></text:span></text:p>
      <text:p text:style-name="P3"><text:span text:style-name="Strong_20_Emphasis"><text:span text:style-name="T18">-(provider) </text:span></text:span><text:span text:style-name="Strong_20_Emphasis"><text:span text:style-name="T20">HP</text:span></text:span></text:p>
      <text:p text:style-name="P3"><text:span text:style-name="Strong_20_Emphasis"><text:span text:style-name="T18"/></text:span></text:p>
      <text:p text:style-name="P3"><text:span text:style-name="Strong_20_Emphasis"><text:span text:style-name="T18">-</text:span></text:span><text:span text:style-name="Strong_20_Emphasis"><text:span text:style-name="T20">Total Price $3000</text:span></text:span></text:p>
      <text:p text:style-name="P3"><text:span text:style-name="Strong_20_Emphasis"><text:span text:style-name="T20"/></text:span></text:p>
      <text:p text:style-name="P3"><text:span text:style-name="Strong_20_Emphasis"><text:span text:style-name="T20">-Total 3 websites</text:span></text:span></text:p>
      <text:p text:style-name="P3"><text:span text:style-name="Strong_20_Emphasis"><text:span text:style-name="T20"/></text:span></text:p>
      <text:p text:style-name="P3"><text:span text:style-name="Strong_20_Emphasis"><text:span text:style-name="T20">-Total server component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4c001" officeooo:paragraph-rsid="0004c00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Logan Benner <text:s text:c="31"/>Second Year Server Components <text:s text:c="43"/>10/15/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09:43:39.845363346</meta:creation-date>
    <dc:date>2019-10-15T10:14:12.463593019</dc:date>
    <meta:editing-duration>PT9M46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39" meta:word-count="162" meta:character-count="1173" meta:non-whitespace-character-count="968"/>
  </office:meta>
</office:document-meta>
</file>